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79bc6" officeooo:paragraph-rsid="001848b0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17efe1" officeooo:paragraph-rsid="001848b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a74ff" officeooo:paragraph-rsid="001a74f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dec04" officeooo:paragraph-rsid="001dec0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20f982" officeooo:paragraph-rsid="0020f98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179bc6" officeooo:paragraph-rsid="001848b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a74ff" officeooo:paragraph-rsid="001a74ff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1dec04" officeooo:paragraph-rsid="001dec04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20f982" officeooo:paragraph-rsid="0020f982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179bc6" officeooo:paragraph-rsid="001848b0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1848b0" officeooo:paragraph-rsid="001848b0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4pt" style:text-underline-style="none" fo:font-weight="normal" officeooo:rsid="001a74ff" officeooo:paragraph-rsid="001a74ff" style:font-size-asian="14pt" style:font-weight-asian="normal" style:font-size-complex="14pt" style:font-weight-complex="normal"/>
    </style:style>
    <style:style style:name="T1" style:family="text">
      <style:text-properties officeooo:rsid="001848b0"/>
    </style:style>
    <style:style style:name="T2" style:family="text">
      <style:text-properties officeooo:rsid="0017efe1"/>
    </style:style>
    <style:style style:name="T3" style:family="text">
      <style:text-properties style:text-position="super 58%" officeooo:rsid="0017efe1"/>
    </style:style>
    <style:style style:name="T4" style:family="text">
      <style:text-properties officeooo:rsid="00197ec0"/>
    </style:style>
    <style:style style:name="T5" style:family="text">
      <style:text-properties officeooo:rsid="00188c6e"/>
    </style:style>
    <style:style style:name="T6" style:family="text">
      <style:text-properties officeooo:rsid="0018ac94"/>
    </style:style>
    <style:style style:name="T7" style:family="text">
      <style:text-properties officeooo:rsid="0019a9ee"/>
    </style:style>
    <style:style style:name="T8" style:family="text">
      <style:text-properties officeooo:rsid="001a74ff"/>
    </style:style>
    <style:style style:name="T9" style:family="text">
      <style:text-properties officeooo:rsid="001b9f21"/>
    </style:style>
    <style:style style:name="T10" style:family="text">
      <style:text-properties officeooo:rsid="001c7a27"/>
    </style:style>
    <style:style style:name="T11" style:family="text">
      <style:text-properties officeooo:rsid="001f39d4"/>
    </style:style>
    <style:style style:name="T12" style:family="text">
      <style:text-properties officeooo:rsid="0020f982"/>
    </style:style>
    <style:style style:name="T13" style:family="text">
      <style:text-properties officeooo:rsid="0021a6a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f98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rom the Full review I have identified these things that “<text:span text:style-name="T14">need </text:span>“to be added, <text:span text:style-name="T12">Some “</text:span><text:span text:style-name="T15">bugs</text:span><text:span text:style-name="T12">”,</text:span> <text:span text:style-name="T12">a</text:span>nd some <text:span text:style-name="T13">m</text:span>ore <text:span text:style-name="T13">things </text:span>that “<text:span text:style-name="T14">could</text:span>” be added.</text:p>
      <text:p text:style-name="P12"/>
      <text:p text:style-name="P8">BUGS:</text:p>
      <text:p text:style-name="P4"><text:tab/>- Highscores still try post if you’re in offline mode</text:p>
      <text:p text:style-name="P4"><text:tab/>- If you’re in combo when you cross the line you can get double score? Or you can get <text:tab/> <text:s/><text:tab/> <text:s/>double score some other way not too sure atm(needs further investigation)</text:p>
      <text:p text:style-name="P4"/>
      <text:p text:style-name="P7">NEED:</text:p>
      <text:p text:style-name="P3"><text:tab/>- <text:s/>3 More playable maps</text:p>
      <text:p text:style-name="P3"><text:tab/>- <text:span text:style-name="T9">Implement Car braking </text:span></text:p>
      <text:p text:style-name="P3"><text:tab/>- <text:s/><text:span text:style-name="T9">soundFX(Drifting, Driving, Braking, Lap complete, Button press)</text:span></text:p>
      <text:p text:style-name="P3"><text:tab/>- <text:span text:style-name="T10">Implement Highscore sorting </text:span><text:span text:style-name="T12">in PostGame screen</text:span></text:p>
      <text:p text:style-name="P7"/>
      <text:p text:style-name="P9">COULD:</text:p>
      <text:p text:style-name="P5"><text:tab/>-</text:p>
      <text:p text:style-name="P3"/>
      <text:p text:style-name="P3"/>
      <text:p text:style-name="P11">2D Drift Game(Tenacious Drift) Plan for completion</text:p>
      <text:p text:style-name="P10"/>
      <text:p text:style-name="P6"><text:span text:style-name="T8">Add 3 more Maps</text:span>(<text:span text:style-name="T6">0</text:span><text:span text:style-name="T1">5</text:span>/0<text:span text:style-name="T1">4</text:span>/24 – <text:span text:style-name="T1">6</text:span>/0<text:span text:style-name="T1">4</text:span>/24) – 4<text:span text:style-name="T7">2</text:span>days</text:p>
      <text:p text:style-name="P6"/>
      <text:p text:style-name="P1">- <text:span text:style-name="T1">Get 3 more Tracks added and playable</text:span></text:p>
      <text:p text:style-name="P1"><text:tab/>-<text:span text:style-name="T1">Copy “Sandy Slalom“ scene</text:span></text:p>
      <text:p text:style-name="P1"><text:tab/>- <text:span text:style-name="T1">Draw textures</text:span></text:p>
      <text:p text:style-name="P1"><text:tab/>- <text:span text:style-name="T1">Import and add colliders</text:span></text:p>
      <text:p text:style-name="P1"><text:tab/>- <text:span text:style-name="T1">Add Start/Finish and TrackNodes</text:span></text:p>
      <text:p text:style-name="P1"><text:tab/>- <text:span text:style-name="T5">Add row to Maps database</text:span></text:p>
      <text:p text:style-name="P1"><text:tab/>- <text:span text:style-name="T5">Test to find a reasonable time or lap_time in highscores</text:span></text:p>
      <text:p text:style-name="P1"><text:tab/>- <text:span text:style-name="T5">Populate with fake highscores using TestApp</text:span></text:p>
      <text:p text:style-name="P1">- Realistic application of impulses on collision</text:p>
      <text:p text:style-name="P1">- Driving must feel intuitive and realistic and have drifting mechanic implemented</text:p>
      <text:p text:style-name="P1"/>
      <text:p text:style-name="P6"><text:span text:style-name="T2">Re-Building Driving and Collision detection with Unity’s tools </text:span><text:s/>(<text:span text:style-name="T6">0</text:span><text:span text:style-name="T1">7</text:span>/0<text:span text:style-name="T1">4</text:span>/<text:span text:style-name="T7">24 </text:span>– <text:span text:style-name="T7">09</text:span>/0<text:span text:style-name="T7">4</text:span>/24) - <text:s/>2 days</text:p>
      <text:p text:style-name="P6"/>
      <text:p text:style-name="P1">- Realistic collision detection of <text:span text:style-name="T2">cars and track with Unity colliders.</text:span></text:p>
      <text:p text:style-name="P1">- Realistic application of impulses on collision <text:span text:style-name="T2">with Unity Rigidbody2D and Colliders</text:span></text:p>
      <text:p text:style-name="P1">- Driving must feel intuitive and realistic and have drifting mechanic implemented</text:p>
      <text:p text:style-name="P1">- <text:span text:style-name="T2">Drifting score system and timer for 1 map</text:span></text:p>
      <text:p text:style-name="P1">- <text:span text:style-name="T2">1</text:span><text:span text:style-name="T3">st</text:span><text:span text:style-name="T2"> map created and drivable</text:span></text:p>
      <text:p text:style-name="P1"/>
      <text:p text:style-name="P6"><text:span text:style-name="T2">Menu Screen, Multiple maps, Multiple cars</text:span> <text:s/>(20/03/24 – 23/03/24) – 4 days</text:p>
      <text:p text:style-name="P1"/>
      <text:p text:style-name="P1">- <text:span text:style-name="T2">Set up a menu screen scene and have the 4 different maps be loadable scenes</text:span></text:p>
      <text:p text:style-name="P1">- <text:span text:style-name="T2">Set up GameState class that stores information needed between Scenes</text:span></text:p>
      <text:p text:style-name="P1">- <text:span text:style-name="T2">Have menu selection for multiple cars so you can pick which car you’d like</text:span></text:p>
      <text:p text:style-name="P2">- Post game scene or UI popup that shows score and will later be used for high-scores</text:p>
      <text:p text:style-name="P1"/>
      <text:p text:style-name="P6">High-scores website and accounts databases (25/03/24 – 27/03/24) - 3 Days</text:p>
      <text:p text:style-name="P6"/>
      <text:p text:style-name="P1">- <text:span text:style-name="T4">Adding setting smenu to allow users to chose some settings</text:span></text:p>
      <text:p text:style-name="P1"><text:soft-page-break/>- Creating and managing user accounts <text:span text:style-name="T2">(through steam/ linked with steam)</text:span></text:p>
      <text:p text:style-name="P1">- POSTing and GETing of high-score and user data SECURELY.</text:p>
      <text:p text:style-name="P1">- <text:span text:style-name="T2">Link “Post game scene” to highscores so visible from In unity game</text:span></text:p>
      <text:p text:style-name="P1"/>
      <text:p text:style-name="P6"><text:span text:style-name="T2">Polishing, Distribution platform requirements</text:span> (28/03/24 – 31/03/24) – 4 days</text:p>
      <text:p text:style-name="P6"/>
      <text:p text:style-name="P1">- <text:span text:style-name="T2">Linking account system with steam so you can sign in with steam to your GameAccount</text:span></text:p>
      <text:p text:style-name="P1">- <text:span text:style-name="T2">Add friends tab to highscores so you can see GameAccount friends and SteamFriends highscores</text:span></text:p>
      <text:p text:style-name="P1">- <text:span text:style-name="T2">General gameplay polish and bug fixing (get family and friends to play-tes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1:43:56.012369622</meta:creation-date>
    <dc:date>2024-04-05T12:15:45.203928318</dc:date>
    <meta:editing-duration>PT31M44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412" meta:character-count="2485" meta:non-whitespace-character-count="2082"/>
  </office:meta>
</office:document-meta>
</file>